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5.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126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8.5984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4.3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d6d"/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6d6d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905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905"/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d6d"/>
    </style:style>
    <style:style style:name="ce13" style:family="table-cell" style:parent-style-name="Default">
      <style:table-cell-properties fo:background-color="#e6e905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e6e905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color="#0000c0" style:text-outline="false" style:text-line-through-style="none" style:text-line-through-type="none" style:font-name="Monospac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italic" style:font-weight-asian="normal" style:font-name-complex="Monospace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0000c0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 fo:color="#3f7f5f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005032"/>
    </style:style>
  </office:automatic-styles>
  <office:body>
    <office:spreadsheet>
      <table:calculation-settings table:automatic-find-labels="false" table:use-regular-expressions="false" table:use-wildcards="true"/>
      <table:table table:name="errors_t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The errors_t structure is used to downlink diagnostic telemetry about errors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2" office:value-type="string" calcext:value-type="string">
            <text:p>As a guiding principle, anything in this structure should either inform future designs or allow Ops to take action. <text:s/>Otherwise the info is useless to us on the ground.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4"/>
          <table:table-cell table:style-name="ce1" office:value-type="string" calcext:value-type="string">
            <text:p>USED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</text:span><text:span text:style-name="T2">unsigned</text:span><text:span text:style-name="T3"> </text:span><text:span text:style-name="T2">int</text:span><text:span text:style-name="T3"> </text:span><text:span text:style-name="T4">wdReports</text:span><text:span text:style-name="T3">:9;       </text:span><text:span text:style-name="T5">//Offset=0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errorCode</text:span><text:span text:style-name="T3">:5;       </text:span><text:span text:style-name="T5">//Offset=9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taskNumber</text:span><text:span text:style-name="T3">:4;       </text:span><text:span text:style-name="T5">//Offset=1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previousTask</text:span><text:span text:style-name="T3">:4;       </text:span><text:span text:style-name="T5">//Offset=1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earlyResetCount</text:span><text:span text:style-name="T3">:3;       </text:span><text:span text:style-name="T5">//Offset=2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wasStillEarlyInBoot</text:span><text:span text:style-name="T3">:1;       </text:span><text:span text:style-name="T5">//Offset=25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valid</text:span><text:span text:style-name="T3">:1;       </text:span><text:span text:style-name="T5">//Offset=26</text:span>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pad316</text:span><text:span text:style-name="T3">:5;       </text:span><text:span text:style-name="T5">//Offset=2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32_t</text:span><text:span text:style-name="T3"> </text:span><text:span text:style-name="T4">errorData</text:span><text:span text:style-name="T3">;       </text:span><text:span text:style-name="T5">//Offset=3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32_t</text:span><text:span text:style-name="T3"> </text:span><text:span text:style-name="T4">RAMCorAddr1</text:span><text:span text:style-name="T3">;       </text:span><text:span text:style-name="T5">//Offset=64</text:span></text:p>
          </table:table-cell>
          <table:table-cell/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32_t</text:span><text:span text:style-name="T3"> </text:span><text:span text:style-name="T4">RAMCorAddr2</text:span><text:span text:style-name="T3">;       </text:span><text:span text:style-name="T5">//Offset=96</text:span></text:p>
          </table:table-cell>
          <table:table-cell/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32_t</text:span><text:span text:style-name="T3"> </text:span><text:span text:style-name="T4">ROMCorAddr1</text:span><text:span text:style-name="T3">;       </text:span><text:span text:style-name="T5">//Offset=128</text:span></text:p>
          </table:table-cell>
          <table:table-cell/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32_t</text:span><text:span text:style-name="T3"> </text:span><text:span text:style-name="T4">ROMCorAddr2</text:span><text:span text:style-name="T3">;       </text:span><text:span text:style-name="T5">//Offset=160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TCmdFailCRCCnt</text:span><text:span text:style-name="T3">;       </text:span><text:span text:style-name="T5">//Offset=192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 Only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TCmdFailTimeCnt</text:span><text:span text:style-name="T3">;       </text:span><text:span text:style-name="T5">//Offset=200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mandTask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Only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TCmdFailAuthenticateCnt</text:span><text:span text:style-name="T3">;       </text:span><text:span text:style-name="T5">//Offset=20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mandTask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Only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TCmdFailCommandCnt</text:span><text:span text:style-name="T3">;       </text:span><text:span text:style-name="T5">//Offset=216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mandTask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Only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TCmdFailNamespaceCnt</text:span><text:span text:style-name="T3">;       </text:span><text:span text:style-name="T5">//Offset=22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mandTask.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1ErrorCnt</text:span><text:span text:style-name="T3">;       </text:span><text:span text:style-name="T5">//Offset=232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2ErrorCnt</text:span><text:span text:style-name="T3">;       </text:span><text:span text:style-name="T5">//Offset=240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1ResetCnt</text:span><text:span text:style-name="T3">;       </text:span><text:span text:style-name="T5">//Offset=248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2ResetCnt</text:span><text:span text:style-name="T3">;       </text:span><text:span text:style-name="T5">//Offset=256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1RetryCnt</text:span><text:span text:style-name="T3">;       </text:span><text:span text:style-name="T5">//Offset=26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2RetryCnt</text:span><text:span text:style-name="T3">;       </text:span><text:span text:style-name="T5">//Offset=27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SPIRetryCnt</text:span><text:span text:style-name="T3">;       </text:span><text:span text:style-name="T5">//Offset=280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MramCRCCnt</text:span><text:span text:style-name="T3">;       </text:span><text:span text:style-name="T5">//Offset=28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MramRdErrorCnt</text:span><text:span text:style-name="T3">;       </text:span><text:span text:style-name="T5">//Offset=296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MramWtErrorCnt</text:span><text:span text:style-name="T3">;       </text:span><text:span text:style-name="T5">//Offset=30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FlashCorCnt</text:span><text:span text:style-name="T3">;       </text:span><text:span text:style-name="T5">//Offset=31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RamEvenCorCnt</text:span><text:span text:style-name="T3">;       </text:span><text:span text:style-name="T5">//Offset=320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RamOddCorCnt</text:span><text:span text:style-name="T3">;       </text:span><text:span text:style-name="T5">//Offset=32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PLLSlipCnt</text:span><text:span text:style-name="T3">;       </text:span><text:span text:style-name="T5">//Offset=336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ClockMonitorFailCnt</text:span><text:span text:style-name="T3">;       </text:span><text:span text:style-name="T5">//Offset=34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VIMRamParityCnt</text:span><text:span text:style-name="T3">;       </text:span><text:span text:style-name="T5">//Offset=35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CAN1RamParityCnt</text:span><text:span text:style-name="T3">;       </text:span><text:span text:style-name="T5">//Offset=360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CAN2RamParityCnt</text:span><text:span text:style-name="T3">;       </text:span><text:span text:style-name="T5">//Offset=36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C1ErrorCnt</text:span><text:span text:style-name="T3">;       </text:span><text:span text:style-name="T5">//Offset=376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C2ErrorCnt</text:span><text:span text:style-name="T3">;       </text:span><text:span text:style-name="T5">//Offset=38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N2HET2RamParityCnt</text:span><text:span text:style-name="T3">;       </text:span><text:span text:style-name="T5">//Offset=39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OMMAccvioCnt</text:span><text:span text:style-name="T3">;       </text:span><text:span text:style-name="T5">//Offset=400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Only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nonFatalCnt</text:span><text:span text:style-name="T3">;       </text:span><text:span text:style-name="T5">//Offset=40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cremented each time we report a non fatal error that can cause a reset</text:p>
          </table:table-cell>
          <table:table-cell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SWVersion</text:span><text:span text:style-name="T3">[2];       </text:span><text:span text:style-name="T5">//Offset=416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TxDroppedPkts</text:span><text:span text:style-name="T3">;       </text:span><text:span text:style-name="T5">//Offset=43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</table:table>
      <table:table table:name="Error handle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4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InitErrors</text:p>
          </table:table-cell>
          <table:table-cell office:value-type="string" calcext:value-type="string">
            <text:p>save in memory across reset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If Many</text:p>
          </table:table-cell>
          <table:table-cell/>
        </table:table-row>
        <table:table-row table:style-name="ro1">
          <table:table-cell table:style-name="ce1" office:value-type="string" calcext:value-type="string">
            <text:p>ErrorType_t</text:p>
          </table:table-cell>
          <table:table-cell table:style-name="ce1" office:value-type="string" calcext:value-type="string">
            <text:p>Called from</text:p>
          </table:table-cell>
          <table:table-cell table:style-name="ce1" office:value-type="string" calcext:value-type="string">
            <text:p>FATAL</text:p>
          </table:table-cell>
          <table:table-cell table:style-name="ce16" office:value-type="string" calcext:value-type="string">
            <text:p>Eventual Reboo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7" office:value-type="string" calcext:value-type="string">
            <text:p>,PowerCycle = 1</text:p>
          </table:table-cell>
          <table:table-cell office:value-type="string" calcext:value-type="string">
            <text:p>errors.c</text:p>
          </table:table-cell>
          <table:table-cell table:number-columns-repeated="2"/>
          <table:table-cell office:value-type="string" calcext:value-type="string">
            <text:p>Stored when looking at details of previous reset</text:p>
          </table:table-cell>
        </table:table-row>
        <table:table-row table:style-name="ro1">
          <table:table-cell table:style-name="ce7" office:value-type="string" calcext:value-type="string">
            <text:p><text:s/>,IntWatchdog=2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SoftwareReset=3</text:p>
          </table:table-cell>
          <table:table-cell office:value-type="string" calcext:value-type="string">
            <text:p>NEVER USED?</text:p>
          </table:table-cell>
          <table:table-cell table:number-columns-repeated="2"/>
          <table:table-cell office:value-type="string" calcext:value-type="string">
            <text:p>Keep and use to log this event if we need to</text:p>
          </table:table-cell>
        </table:table-row>
        <table:table-row table:style-name="ro1">
          <table:table-cell table:style-name="ce7" office:value-type="string" calcext:value-type="string">
            <text:p><text:s/>,ExternalReset</text:p>
          </table:table-cell>
          <table:table-cell office:value-type="string" calcext:value-type="string">
            <text:p>NEVER USED?</text:p>
          </table:table-cell>
          <table:table-cell table:number-columns-repeated="2"/>
          <table:table-cell office:value-type="string" calcext:value-type="string">
            <text:p>Keep and use to log this event if we need to</text:p>
          </table:table-cell>
        </table:table-row>
        <table:table-row table:style-name="ro1">
          <table:table-cell table:style-name="ce5" office:value-type="string" calcext:value-type="string">
            <text:p>,OscFailure //5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StackOverflow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NMIExc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SPIInUse</text:p>
          </table:table-cell>
          <table:table-cell office:value-type="string" calcext:value-type="string">
            <text:p>spiDriver.c</text:p>
          </table:table-cell>
          <table:table-cell table:number-columns-repeated="2"/>
          <table:table-cell office:value-type="string" calcext:value-type="string">
            <text:p>Should we handle this better?</text:p>
          </table:table-cell>
        </table:table-row>
        <table:table-row table:style-name="ro1">
          <table:table-cell table:style-name="ce7" office:value-type="string" calcext:value-type="string">
            <text:p><text:s/>,SPIOperationTimeout</text:p>
          </table:table-cell>
          <table:table-cell office:value-type="string" calcext:value-type="string">
            <text:p>serialDriver.c</text:p>
          </table:table-cell>
          <table:table-cell table:number-columns-repeated="2"/>
          <table:table-cell office:value-type="string" calcext:value-type="string">
            <text:p>Should we handle this better?</text:p>
          </table:table-cell>
        </table:table-row>
        <table:table-row table:style-name="ro1">
          <table:table-cell table:style-name="ce8" office:value-type="string" calcext:value-type="string">
            <text:p>,SPIMramTimeout //10</text:p>
          </table:table-cell>
          <table:table-cell table:style-name="ce12" office:value-type="string" calcext:value-type="string">
            <text:p>mram.c</text:p>
          </table:table-cell>
          <table:table-cell table:style-name="ce12" office:value-type="string" calcext:value-type="string">
            <text:p>FATAL</text:p>
          </table:table-cell>
          <table:table-cell table:style-name="ce17"/>
          <table:table-cell table:style-name="ce12"/>
        </table:table-row>
        <table:table-row table:style-name="ro1">
          <table:table-cell table:style-name="ce7" office:value-type="string" calcext:value-type="string">
            <text:p><text:s/>,UnexpectedBehavior</text:p>
          </table:table-cell>
          <table:table-cell office:value-type="string" calcext:value-type="string">
            <text:p>NEVER USED?</text:p>
          </table:table-cell>
          <table:table-cell table:number-columns-repeated="2"/>
          <table:table-cell office:value-type="string" calcext:value-type="string">
            <text:p>But a call to it is commented out in spiDriver.c</text:p>
          </table:table-cell>
        </table:table-row>
        <table:table-row table:style-name="ro1">
          <table:table-cell table:style-name="ce9" office:value-type="string" calcext:value-type="string">
            <text:p><text:s/>,SemaphoreFail</text:p>
          </table:table-cell>
          <table:table-cell table:style-name="ce12" office:value-type="string" calcext:value-type="string">
            <text:p>i2cDriver.c, spiDriver.c</text:p>
          </table:table-cell>
          <table:table-cell table:style-name="ce12" office:value-type="string" calcext:value-type="string">
            <text:p>FATAL</text:p>
          </table:table-cell>
          <table:table-cell table:style-name="ce17"/>
          <table:table-cell table:style-name="ce12"/>
        </table:table-row>
        <table:table-row table:style-name="ro1">
          <table:table-cell table:style-name="ce7" office:value-type="string" calcext:value-type="string">
            <text:p><text:s/>,USARTError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DMAInUseTimeout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,IllegalGPIOOutput //15</text:p>
          </table:table-cell>
          <table:table-cell office:value-type="string" calcext:value-type="string">
            <text:p>NEVER USED?</text:p>
          </table:table-cell>
          <table:table-cell table:number-columns-repeated="2"/>
          <table:table-cell office:value-type="string" calcext:value-type="string">
            <text:p>But if DEBUG_BUILD is enabled in gpioDriver.c then it is used in ReportError</text:p>
          </table:table-cell>
        </table:table-row>
        <table:table-row table:style-name="ro1">
          <table:table-cell table:style-name="ce7" office:value-type="string" calcext:value-type="string">
            <text:p><text:s/>,IllegalGPIOInput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IllegalGPIOWait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<text:s/>,MRAMcrc</text:p>
          </table:table-cell>
          <table:table-cell table:style-name="ce13" office:value-type="string" calcext:value-type="string">
            <text:p>NEVER USED?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 office:value-type="string" calcext:value-type="string">
            <text:p>It seems this is not called. <text:s/>In nonVolManagement.c updateCRC() it uses the error code MRAMread or MRAMwrite if there is an error</text:p>
          </table:table-cell>
        </table:table-row>
        <table:table-row table:style-name="ro1">
          <table:table-cell table:style-name="ce10" office:value-type="string" calcext:value-type="string">
            <text:p><text:s/>,MRAMread</text:p>
          </table:table-cell>
          <table:table-cell table:style-name="ce13" office:value-type="string" calcext:value-type="string">
            <text:p>nonvolManagement.c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/>
        </table:table-row>
        <table:table-row table:style-name="ro1">
          <table:table-cell table:style-name="ce11" office:value-type="string" calcext:value-type="string">
            <text:p>,MRAMwrite //20</text:p>
          </table:table-cell>
          <table:table-cell table:style-name="ce13" office:value-type="string" calcext:value-type="string">
            <text:p>nonvolManagement.c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<text:s/>,RTOSfailure</text:p>
          </table:table-cell>
          <table:table-cell office:value-type="string" calcext:value-type="string">
            <text:p>MET.c, Ax25Task.c, watchdogSupport.c, TelemetryAndControl.c, TxTask.c</text:p>
          </table:table-cell>
          <table:table-cell table:number-columns-repeated="2"/>
          <table:table-cell office:value-type="string" calcext:value-type="string">
            <text:p>Should we handle this better? <text:s/>e.g. it is called when a timer can not be setup. <text:s/>A better approach is to wait and retry 3 times. <text:s/>Then reboot. Then after reboot if same error, carry on and hope something is still working</text:p>
          </table:table-cell>
        </table:table-row>
        <table:table-row table:style-name="ro1">
          <table:table-cell table:style-name="ce7" office:value-type="string" calcext:value-type="string">
            <text:p><text:s text:c="4"/>,I2CInUse</text:p>
          </table:table-cell>
          <table:table-cell office:value-type="string" calcext:value-type="string">
            <text:p>i2cDriver.c</text:p>
          </table:table-cell>
          <table:table-cell table:number-columns-repeated="2"/>
          <table:table-cell office:value-type="string" calcext:value-type="string">
            <text:p>Should we handle this better?</text:p>
          </table:table-cell>
        </table:table-row>
        <table:table-row table:style-name="ro1">
          <table:table-cell table:style-name="ce10" office:value-type="string" calcext:value-type="string">
            <text:p><text:s/>,I2C1failure</text:p>
          </table:table-cell>
          <table:table-cell table:style-name="ce13" office:value-type="string" calcext:value-type="string">
            <text:p>i2cDriver.c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/>
        </table:table-row>
        <table:table-row table:style-name="ro1">
          <table:table-cell table:style-name="ce9"/>
          <table:table-cell table:style-name="ce12" office:value-type="string" calcext:value-type="string">
            <text:p>i2cDriver.c-I2CResetBus()</text:p>
          </table:table-cell>
          <table:table-cell table:style-name="ce12" office:value-type="string" calcext:value-type="string">
            <text:p>FATAL</text:p>
          </table:table-cell>
          <table:table-cell table:style-name="ce17"/>
          <table:table-cell table:style-name="ce12"/>
        </table:table-row>
        <table:table-row table:style-name="ro1">
          <table:table-cell table:style-name="ce10" office:value-type="string" calcext:value-type="string">
            <text:p><text:s/>,I2C2failure</text:p>
          </table:table-cell>
          <table:table-cell table:style-name="ce13" office:value-type="string" calcext:value-type="string">
            <text:p>i2cDriver.c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/>
        </table:table-row>
        <table:table-row table:style-name="ro1">
          <table:table-cell table:style-name="ce9"/>
          <table:table-cell table:style-name="ce12" office:value-type="string" calcext:value-type="string">
            <text:p>i2cDriver.c-I2CResetBus()</text:p>
          </table:table-cell>
          <table:table-cell table:style-name="ce12" office:value-type="string" calcext:value-type="string">
            <text:p>FATAL</text:p>
          </table:table-cell>
          <table:table-cell table:style-name="ce17"/>
          <table:table-cell table:style-name="ce12"/>
        </table:table-row>
        <table:table-row table:style-name="ro1">
          <table:table-cell table:style-name="ce5" office:value-type="string" calcext:value-type="string">
            <text:p>,ControlQueueOverflow //25</text:p>
          </table:table-cell>
          <table:table-cell office:value-type="string" calcext:value-type="string">
            <text:p>NEVER USED?</text:p>
          </table:table-cell>
          <table:table-cell table:number-columns-repeated="2"/>
          <table:table-cell office:value-type="string" calcext:value-type="string">
            <text:p>This used to be called from TelemetryRadio.c, but that is now legacy code and commented out</text:p>
          </table:table-cell>
        </table:table-row>
        <table:table-row table:style-name="ro1">
          <table:table-cell table:style-name="ce7" office:value-type="string" calcext:value-type="string">
            <text:p><text:s/>,ControlTimerNotStarted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CoordTimerNotStarted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CANWriteTimeout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ExperimentFailure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DebugStartup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<text:s/>,TxPacketDropped</text:p>
          </table:table-cell>
          <table:table-cell table:style-name="ce13" office:value-type="string" calcext:value-type="string">
            <text:p>Ax25Task.c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<text:s/>,RxPacketDropped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CANInUse</text:p>
          </table:table-cell>
          <table:table-cell office:value-type="string" calcext:value-type="string">
            <text:p>CANTask.c</text:p>
          </table:table-cell>
          <table:table-cell/>
          <table:table-cell office:value-type="string" calcext:value-type="string">
            <text:p>NOT HANDLED</text:p>
          </table:table-cell>
          <table:table-cell office:value-type="string" calcext:value-type="string">
            <text:p>This is logged but we do not recover from the error. <text:s/>If we are sending a CAN Message we should retry. <text:s/>If we are setting up the RXBoxes at CanTask startup and we get this, then what?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acsat Errors" table:style-name="ta1">
        <table:table-column table:style-name="co3" table:number-columns-repeated="2" table:default-cell-style-name="Default"/>
        <table:table-column table:style-name="co8" table:default-cell-style-name="ce20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9" office:value-type="string" calcext:value-type="string">
            <text:p>Error Handling Master Sheet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errors_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ised 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FlashEccCorrectable</text:p>
          </table:table-cell>
          <table:table-cell office:value-type="string" calcext:value-type="string">
            <text:p>FlashCorCnt</text:p>
          </table:table-cell>
          <table:table-cell office:value-type="string" calcext:value-type="string">
            <text:p>Count and fix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PLL1Slip</text:p>
          </table:table-cell>
          <table:table-cell office:value-type="string" calcext:value-type="string">
            <text:p>PLLSlip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ClockMonitorOscFail</text:p>
          </table:table-cell>
          <table:table-cell office:value-type="string" calcext:value-type="string">
            <text:p>ClockMonitorFail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VIMRamParity</text:p>
          </table:table-cell>
          <table:table-cell office:value-type="string" calcext:value-type="string">
            <text:p>VIMRamParity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CAN1RamParity</text:p>
          </table:table-cell>
          <table:table-cell office:value-type="string" calcext:value-type="string">
            <text:p>CAN1RamParity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CAN2RamParity</text:p>
          </table:table-cell>
          <table:table-cell office:value-type="string" calcext:value-type="string">
            <text:p>CAN2RamParity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RAMEvenBankCorrectableECC</text:p>
          </table:table-cell>
          <table:table-cell office:value-type="string" calcext:value-type="string">
            <text:p>RamEvenCorCnt</text:p>
          </table:table-cell>
          <table:table-cell office:value-type="string" calcext:value-type="string">
            <text:p>Count and fix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RAMOddBankCorrectableECC</text:p>
          </table:table-cell>
          <table:table-cell office:value-type="string" calcext:value-type="string">
            <text:p>RamOddCorCnt</text:p>
          </table:table-cell>
          <table:table-cell office:value-type="string" calcext:value-type="string">
            <text:p>Count and fix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table:style-name="ce21" office:value-type="string" calcext:value-type="string">
            <text:p>DCC1Error</text:p>
          </table:table-cell>
          <table:table-cell office:value-type="string" calcext:value-type="string">
            <text:p>DCC1Error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 office:value-type="string" calcext:value-type="string">
            <text:p>Note says we should reboo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table:style-name="ce21" office:value-type="string" calcext:value-type="string">
            <text:p>DCC2Error</text:p>
          </table:table-cell>
          <table:table-cell office:value-type="string" calcext:value-type="string">
            <text:p>DCC2Error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 office:value-type="string" calcext:value-type="string">
            <text:p>Note says we should reboo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N2HET2RamParity</text:p>
          </table:table-cell>
          <table:table-cell office:value-type="string" calcext:value-type="string">
            <text:p>N2HET2RamParity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 office:value-type="string" calcext:value-type="string">
            <text:p>Note says we should reboo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IOMMAccvio</text:p>
          </table:table-cell>
          <table:table-cell office:value-type="string" calcext:value-type="string">
            <text:p>IOMMAccvio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 office:value-type="string" calcext:value-type="string">
            <text:p>Note says we should reboot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1failure</text:p>
          </table:table-cell>
          <table:table-cell office:value-type="string" calcext:value-type="string">
            <text:p>I2C1RetryCnt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Note says we should reboot after too many errors, but we do that when we reach SOFT_ERROR_FATAL_COUNT across all error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2failure</text:p>
          </table:table-cell>
          <table:table-cell office:value-type="string" calcext:value-type="string">
            <text:p>I2C2RetryCnt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Note says we should reboot after too many errors, but we do that when we reach SOFT_ERROR_FATAL_COUNT across all error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RAMcrc</text:p>
          </table:table-cell>
          <table:table-cell office:value-type="string" calcext:value-type="string">
            <text:p>MramCRCCnt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RAMread</text:p>
          </table:table-cell>
          <table:table-cell office:value-type="string" calcext:value-type="string">
            <text:p>MramRdErrorCnt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RAMwrite</text:p>
          </table:table-cell>
          <table:table-cell office:value-type="string" calcext:value-type="string">
            <text:p>MramWtErrorCnt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TxPacketDropped</text:p>
          </table:table-cell>
          <table:table-cell office:value-type="string" calcext:value-type="string">
            <text:p>TxDroppedPkts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Fatal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tal</text:p>
          </table:table-cell>
          <table:table-cell office:value-type="string" calcext:value-type="string">
            <text:p>taskNumber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tal</text:p>
          </table:table-cell>
          <table:table-cell office:value-type="string" calcext:value-type="string">
            <text:p>errorData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Bottom 8 bits of info passed to error handler</text:p>
          </table:table-cell>
        </table:table-row>
      </table:table>
      <table:table table:name="ToDo tags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RTOS Queue setup failures</text:p>
          </table:table-cell>
          <table:table-cell table:number-columns-repeated="7"/>
          <table:table-cell table:style-name="ce1" office:value-type="string" calcext:value-type="string">
            <text:p>Key Questions</text:p>
          </table:table-cell>
        </table:table-row>
        <table:table-row table:style-name="ro1">
          <table:table-cell office:value-type="string" calcext:value-type="string">
            <text:p>RTOS Queue add failures</text:p>
          </table:table-cell>
          <table:table-cell table:number-columns-repeated="7"/>
          <table:table-cell office:value-type="string" calcext:value-type="string">
            <text:p>Ignore, if there is nothing we can do on the ground and it gives no info for future designs</text:p>
          </table:table-cell>
        </table:table-row>
        <table:table-row table:style-name="ro1">
          <table:table-cell/>
          <table:table-cell office:value-type="string" calcext:value-type="string">
            <text:p>Common points like ax25_send_event()</text:p>
          </table:table-cell>
          <table:table-cell table:number-columns-repeated="6"/>
          <table:table-cell office:value-type="string" calcext:value-type="string">
            <text:p>Log, if it helps for future designs or we can send a command to tune and correc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og and Count as Soft Error, count them and reboot if too many as it is a symptom of a broader issue that is perhaps fixed with reboo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og and Handle directly, if there is a concrete recovery action then take i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og and FATAL. <text:s/>Rebo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3:18:54.444808496</meta:creation-date>
    <dc:date>2026-03-30T11:51:13.347393523</dc:date>
    <meta:editing-duration>P1DT2H51M33S</meta:editing-duration>
    <meta:editing-cycles>20</meta:editing-cycles>
    <meta:generator>LibreOffice/7.3.7.2$Linux_X86_64 LibreOffice_project/30$Build-2</meta:generator>
    <meta:document-statistic meta:table-count="4" meta:cell-count="421" meta:object-count="0"/>
  </office:meta>
</office:document-meta>
</file>